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style:font-name="Microsoft Sans Serif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Microsoft Sans Serif" fo:font-style="normal" style:text-underline-style="none" fo:font-weight="normal" officeooo:rsid="0018fbfa" officeooo:paragraph-rsid="0018fbf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Microsoft Sans Serif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Microsoft Sans Serif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Microsoft Sans Seri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Microsoft Sans Serif"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text-line-through-style="solid"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style:font-name="Microsoft Sans Serif" style:text-underline-style="none" fo:font-weight="normal" style:font-weight-asian="normal" style:font-weight-complex="normal"/>
    </style:style>
    <style:style style:name="P12" style:family="paragraph" style:parent-style-name="Standard" style:list-style-name="L2">
      <style:text-properties style:font-name="Microsoft Sans Serif" style:text-underline-style="none" fo:font-weight="normal" style:font-weight-asian="normal" style:font-weight-complex="normal"/>
    </style:style>
    <style:style style:name="P13" style:family="paragraph" style:parent-style-name="Standard" style:list-style-name="L2">
      <style:text-properties style:font-name="Microsoft Sans Serif" style:text-underline-style="none" fo:font-weight="normal" officeooo:rsid="001e4a3e" officeooo:paragraph-rsid="001e4a3e" style:font-weight-asian="normal" style:font-weight-complex="normal"/>
    </style:style>
    <style:style style:name="P14" style:family="paragraph" style:parent-style-name="Standard" style:list-style-name="L3">
      <style:text-properties style:font-name="Microsoft Sans Serif" style:text-underline-style="none" fo:font-weight="normal" style:font-weight-asian="normal" style:font-weight-complex="normal"/>
    </style:style>
    <style:style style:name="P15" style:family="paragraph" style:parent-style-name="Standard" style:list-style-name="L3">
      <style:text-properties style:font-name="Microsoft Sans Serif" style:text-underline-style="none" fo:font-weight="normal" officeooo:paragraph-rsid="001fec34" style:font-weight-asian="normal" style:font-weight-complex="normal"/>
    </style:style>
    <style:style style:name="P16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officeooo:rsid="001e4a3e" officeooo:paragraph-rsid="001e4a3e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style:font-name="Microsoft Sans Serif" fo:font-style="normal" style:text-underline-style="none" fo:font-weight="normal" officeooo:paragraph-rsid="001e4a3e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style:font-name="Microsoft Sans Serif" fo:font-style="normal" style:text-underline-style="none" fo:font-weight="normal" officeooo:rsid="001e4a3e" officeooo:paragraph-rsid="001e4a3e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6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7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0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4">
      <style:text-properties style:font-name="Microsoft Sans Serif" fo:language="cs" fo:country="CZ" fo:font-style="normal" style:text-underline-style="none" fo:font-weight="normal" officeooo:rsid="001e4a3e" officeooo:paragraph-rsid="001e4a3e" style:font-style-asian="normal" style:font-weight-asian="normal" style:font-style-complex="normal" style:font-weight-complex="normal"/>
    </style:style>
    <style:style style:name="P25" style:family="paragraph" style:parent-style-name="Standard" style:list-style-name="L8">
      <style:text-properties style:text-line-through-style="solid"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ec34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c73a"/>
    </style:style>
    <style:style style:name="T5" style:family="text">
      <style:text-properties officeooo:rsid="001ddead"/>
    </style:style>
    <style:style style:name="T6" style:family="text">
      <style:text-properties officeooo:rsid="001e4a3e"/>
    </style:style>
    <style:style style:name="T7" style:family="text">
      <style:text-properties fo:language="cs" fo:country="CZ" officeooo:rsid="001e4a3e"/>
    </style:style>
    <style:style style:name="T8" style:family="text">
      <style:text-properties fo:language="cs" fo:country="CZ" officeooo:rsid="001ecd34"/>
    </style:style>
    <style:style style:name="T9" style:family="text">
      <style:text-properties officeooo:rsid="001fec3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fec3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Communication Protocol between the User and the System</text:p>
      <text:p text:style-name="P1"/>
      <text:p text:style-name="P1">At the Server:</text:p>
      <text:list xml:id="list38629886" text:style-name="L1">
        <text:list-item>
          <text:p text:style-name="P11">If a port number is not specified in the program paramaters:</text:p>
        </text:list-item>
      </text:list>
      <text:list xml:id="list38644022" text:style-name="L2">
        <text:list-item>
          <text:list>
            <text:list-item>
              <text:p text:style-name="P12">Server writes a question to the stdout, asking for a port to listen at</text:p>
            </text:list-item>
            <text:list-item>
              <text:p text:style-name="P12">User writes a number denoting the port number, to the stdin</text:p>
            </text:list-item>
          </text:list>
        </text:list-item>
        <text:list-item>
          <text:p text:style-name="P13">If no directory is specified in the program parameters, a question is printed to stdout, asking for a path to the directory used for saving data.</text:p>
          <text:list>
            <text:list-item>
              <text:p text:style-name="P12">User writes a path to the stdin</text:p>
            </text:list-item>
          </text:list>
        </text:list-item>
        <text:list-item>
          <text:p text:style-name="P13">The size of the granted disc space is printed to stdout</text:p>
        </text:list-item>
      </text:list>
      <text:p text:style-name="P2"/>
      <text:p text:style-name="P1">At the Client Machine <text:span text:style-name="T6">in the Console Mode</text:span>:</text:p>
      <text:list xml:id="list38639905" text:style-name="L3">
        <text:list-item>
          <text:p text:style-name="P14">If the following input information is not specified in the program arguments, <text:span text:style-name="T9">the system prints a request and the user types the required input:</text:span></text:p>
          <text:list>
            <text:list-item>
              <text:p text:style-name="P15"><text:span text:style-name="T9">URI of the server user wants to connect to</text:span></text:p>
            </text:list-item>
            <text:list-item>
              <text:p text:style-name="P15"><text:span text:style-name="T9">Port number on the server</text:span></text:p>
            </text:list-item>
          </text:list>
        </text:list-item>
        <text:list-item>
          <text:p text:style-name="P14">The system asks for command<text:span text:style-name="T9">s</text:span> <text:span text:style-name="T9">and the u</text:span>ser enters <text:span text:style-name="T9">the</text:span> command<text:span text:style-name="T9">s</text:span> <text:span text:style-name="T1">(</text:span><text:span text:style-name="T2">se</text:span><text:span text:style-name="T1">e "user commands") </text:span><text:span text:style-name="T10">, </text:span><text:span text:style-name="T11">until the "exit" is posted.</text:span></text:p>
        </text:list-item>
      </text:list>
      <text:p text:style-name="P9"/>
      <text:p text:style-name="P16">At the Client Machine in the Graphical Mode:</text:p>
      <text:list xml:id="list38643420" text:style-name="L4">
        <text:list-item>
          <text:p text:style-name="P18">After starting the application, user enters the computer URI and port number of the desired server into the designated fields.</text:p>
        </text:list-item>
        <text:list-item>
          <text:p text:style-name="P17"><text:span text:style-name="T6">A new window appears, consisting of a tree-like directory </text:span><text:span text:style-name="T7">structure of the server file database. </text:span></text:p>
        </text:list-item>
        <text:list-item>
          <text:p text:style-name="P24">To download a file from server:</text:p>
          <text:list>
            <text:list-item>
              <text:p text:style-name="P24">Select the source file or directory to download.</text:p>
            </text:list-item>
            <text:list-item>
              <text:p text:style-name="P24">Click the „Get“ button.</text:p>
            </text:list-item>
            <text:list-item>
              <text:p text:style-name="P24">In the file selection dialog, select the destination file or directory. In case the source is a directory, destination can only be a directory.</text:p>
            </text:list-item>
            <text:list-item>
              <text:p text:style-name="P24">Wait until the operation completes.</text:p>
            </text:list-item>
          </text:list>
        </text:list-item>
        <text:list-item>
          <text:p text:style-name="P24">To upload a file to server:</text:p>
          <text:list>
            <text:list-item>
              <text:p text:style-name="P24">Select the destination in the server browsing window. If the destination is a regular file, you can only upload a regular file. It would become a new version of the destination file regardless of it's name.</text:p>
            </text:list-item>
            <text:list-item>
              <text:p text:style-name="P24">Click the „Add“ button.</text:p>
            </text:list-item>
            <text:list-item>
              <text:p text:style-name="P24">Select the source file or directory.</text:p>
            </text:list-item>
            <text:list-item>
              <text:p text:style-name="P24">Wait until the operation completes.</text:p>
            </text:list-item>
          </text:list>
        </text:list-item>
      </text:list>
      <text:p text:style-name="P6"/>
      <text:p text:style-name="P6">At the Client Machine at Scheduler class:</text:p>
      <text:list xml:id="list38619821" text:style-name="L5">
        <text:list-item>
          <text:p text:style-name="P19">User is asked for a local path to be regularly monitored</text:p>
        </text:list-item>
        <text:list-item>
          <text:p text:style-name="P19">User is asked to enter a target path on the server virtual filesystem, to which the local path will be mapped.</text:p>
        </text:list-item>
        <text:list-item>
          <text:p text:style-name="P19">Finally, the user enters a time interval in seconds, in which the local path will be checked for changes.</text:p>
        </text:list-item>
      </text:list>
      <text:p text:style-name="P3"/>
      <text:p text:style-name="P6">How to specify the input and configuration data in the program parameters:</text:p>
      <text:p text:style-name="P3">The common "switch" mechanism is used. Important: if any switch is defined, all the other must be defined as well.</text:p>
      <text:p text:style-name="P8">cz.filipekt.Client:</text:p>
      <text:p text:style-name="P3">As the first parameters, a request must be specified. </text:p>
      <text:p text:style-name="P3">What follows are the switches:</text:p>
      <text:p text:style-name="P3"><text:soft-page-break/><text:tab/>-c COMP_ADDR .. specifies the address of the server to connect to</text:p>
      <text:p text:style-name="P3"><text:tab/>-p PORT_NUM ... specifies the port number to be used on the server machine</text:p>
      <text:p text:style-name="P3">Example: </text:p>
      <text:p text:style-name="P9">java -cp Program.jar cz.filipekt.Client add LocalFile.txt TargetFile.<text:span text:style-name="T4">txt</text:span> -c localhost -p 6666</text:p>
      <text:p text:style-name="P3"/>
      <text:p text:style-name="P8">cz.filipekt.Server:</text:p>
      <text:p text:style-name="P3"><text:tab/>-p PORT_NUM ... specifies the port number to be used for listening</text:p>
      <text:p text:style-name="P4">There is also an optional second switch, which does not have to follow in case port is specified:</text:p>
      <text:p text:style-name="P4"><text:tab/>-space AVAILABLE_SPACE ... specified the number of bytes on disc granted for the use by the application. If the switch is not present, no limit is set.</text:p>
      <text:p text:style-name="P4"><text:tab/><text:span text:style-name="T8">-home HOME_DIR … specifies the directory containing all of the server data files</text:span></text:p>
      <text:p text:style-name="P3"/>
      <text:p text:style-name="P5">User commands <text:span text:style-name="T5">in the command line mode</text:span></text:p>
      <text:p text:style-name="P3">The user enters the commands to the client part of the system. The commands roughly correspond to the operations descibed in section 2 (A Complex Description).</text:p>
      <text:p text:style-name="P3"/>
      <text:list xml:id="list38635503" text:style-name="L6">
        <text:list-item>
          <text:p text:style-name="P20">To add a new file to the system or a new version to an already present file we use the command</text:p>
        </text:list-item>
      </text:list>
      <text:p text:style-name="P3"><text:tab/><text:tab/><text:span text:style-name="T3">add</text:span> &lt;SOURCE_FILE&gt; [TARGET_FILE]</text:p>
      <text:p text:style-name="P3"><text:tab/>where &lt;SOURCE_FILE&gt; denotes the name of the local file to be added, <text:s/><text:tab/>[TARGET_FILE] is the path on the server machine (default value is equal to the <text:tab/>filename of the source file). If the target file is already present, a new version is <text:tab/>added, if not, a whole new record is created.</text:p>
      <text:p text:style-name="P3"/>
      <text:list xml:id="list38627082" text:style-name="L7">
        <text:list-item>
          <text:p text:style-name="P21">To obtain a file from the server, we use</text:p>
        </text:list-item>
      </text:list>
      <text:p text:style-name="P3"><text:tab/><text:tab/><text:span text:style-name="T3">get</text:span> &lt;FILE&gt; [VERSION_NUMBER]</text:p>
      <text:p text:style-name="P3"><text:tab/>where &lt;FILE&gt; is the name of the file to get. [VERSION_NUMBER] is an optional <text:tab/>argument. If it is not specified, the current version is fetched. If its value is a non-<text:tab/>positive integer n, (current-n)-th version is obtained, if the value is a positive integer <text:tab/>n, n-th version is requested, counting from <text:span text:style-name="T8">zero as </text:span>the first version inserted.</text:p>
      <text:p text:style-name="P3"/>
      <text:list xml:id="list38638149" text:style-name="L8">
        <text:list-item>
          <text:p text:style-name="P25">When we want to delete a version of a file, we use </text:p>
        </text:list-item>
      </text:list>
      <text:p text:style-name="P10"><text:tab/><text:tab/><text:span text:style-name="T3">del</text:span> &lt;FILE&gt; [version]</text:p>
      <text:p text:style-name="P10"><text:tab/>where the usage is similar to the <text:span text:style-name="T1">get</text:span> <text:s/>command. The only difference is, in case we <text:tab/>ommit [version]<text:span text:style-name="T1"> </text:span>, all versions are deleted and the record for the file as well, not just <text:tab/>the latest version as in case of "add".</text:p>
      <text:p text:style-name="P3"/>
      <text:list xml:id="list38621025" text:style-name="L9">
        <text:list-item>
          <text:p text:style-name="P22">If you want to see the contents of the whole database, use </text:p>
        </text:list-item>
      </text:list>
      <text:p text:style-name="P3"><text:tab/><text:tab/><text:span text:style-name="T3">list</text:span></text:p>
      <text:p text:style-name="P3"><text:tab/>with no arguments.</text:p>
      <text:p text:style-name="P3"/>
      <text:list xml:id="list38621783" text:style-name="L10">
        <text:list-item>
          <text:p text:style-name="P23">To quit the client program, use the command</text:p>
        </text:list-item>
      </text:list>
      <text:p text:style-name="P3"><text:tab/><text:tab/><text:span text:style-name="T3">exit</text:span></text:p>
      <text:p text:style-name="P3"><text:tab/>with no parame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22:56:25.23</meta:creation-date>
    <meta:generator>LibreOffice/3.6$Windows_x86 LibreOffice_project/a9a0717-273e462-768e6e3-978247f-65e65f</meta:generator>
    <dc:date>2013-01-03T18:55:38.10</dc:date>
    <meta:editing-duration>PT3H17M35S</meta:editing-duration>
    <meta:editing-cycles>18</meta:editing-cycles>
    <meta:document-statistic meta:table-count="0" meta:image-count="0" meta:object-count="0" meta:page-count="2" meta:paragraph-count="61" meta:word-count="811" meta:character-count="4479" meta:non-whitespace-character-count="3725"/>
  </office:meta>
</office:document-meta>
</file>